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38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39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40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41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4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4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44" style:family="paragraph" style:parent-style-name="Standard">
      <style:text-properties officeooo:paragraph-rsid="002bbd91"/>
    </style:style>
    <style:style style:name="P145" style:family="paragraph" style:parent-style-name="Standard">
      <style:text-properties officeooo:rsid="0037ff38" officeooo:paragraph-rsid="0037ff38"/>
    </style:style>
    <style:style style:name="P14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48" style:family="paragraph" style:parent-style-name="Standard">
      <style:text-properties officeooo:rsid="006a980e" officeooo:paragraph-rsid="006a980e"/>
    </style:style>
    <style:style style:name="P149" style:family="paragraph" style:parent-style-name="Standard">
      <style:text-properties officeooo:rsid="0069648c" officeooo:paragraph-rsid="0069648c"/>
    </style:style>
    <style:style style:name="P150" style:family="paragraph" style:parent-style-name="Standard">
      <style:text-properties officeooo:rsid="006fac2f" officeooo:paragraph-rsid="006fac2f"/>
    </style:style>
    <style:style style:name="P151" style:family="paragraph" style:parent-style-name="Standard">
      <style:text-properties officeooo:rsid="00866296" officeooo:paragraph-rsid="00866296"/>
    </style:style>
    <style:style style:name="P152" style:family="paragraph" style:parent-style-name="Standard">
      <style:text-properties officeooo:rsid="00b54435" officeooo:paragraph-rsid="00b54435"/>
    </style:style>
    <style:style style:name="P153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5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5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5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57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58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69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7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7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72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73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a0df33"/>
    </style:style>
    <style:style style:name="T65" style:family="text">
      <style:text-properties fo:color="#1155cc" style:font-name="Arial"/>
    </style:style>
    <style:style style:name="T66" style:family="text">
      <style:text-properties officeooo:rsid="00acb1c4"/>
    </style:style>
    <style:style style:name="T67" style:family="text">
      <style:text-properties officeooo:rsid="00af6c2d"/>
    </style:style>
    <style:style style:name="T68" style:family="text">
      <style:text-properties officeooo:rsid="00afe02e"/>
    </style:style>
    <style:style style:name="T69" style:family="text">
      <style:text-properties officeooo:rsid="00b0dbc5"/>
    </style:style>
    <style:style style:name="T70" style:family="text">
      <style:text-properties officeooo:rsid="00b1ddf9"/>
    </style:style>
    <style:style style:name="T71" style:family="text">
      <style:text-properties officeooo:rsid="00bb7e3b"/>
    </style:style>
    <style:style style:name="T72" style:family="text">
      <style:text-properties officeooo:rsid="00be1693"/>
    </style:style>
    <style:style style:name="T73" style:family="text">
      <style:text-properties officeooo:rsid="00c18171"/>
    </style:style>
    <style:style style:name="T74" style:family="text">
      <style:text-properties officeooo:rsid="00c32cf8"/>
    </style:style>
    <style:style style:name="T75" style:family="text">
      <style:text-properties officeooo:rsid="00c3b3a6"/>
    </style:style>
    <style:style style:name="T76" style:family="text">
      <style:text-properties officeooo:rsid="00cad6c8"/>
    </style:style>
    <style:style style:name="T77" style:family="text">
      <style:text-properties officeooo:rsid="00cb0255"/>
    </style:style>
    <style:style style:name="T78" style:family="text">
      <style:text-properties officeooo:rsid="00ccadfd"/>
    </style:style>
    <style:style style:name="T79" style:family="text">
      <style:text-properties officeooo:rsid="00ce938b"/>
    </style:style>
    <style:style style:name="T80" style:family="text">
      <style:text-properties fo:color="#4a4a4a" style:font-name="Nunito"/>
    </style:style>
    <style:style style:name="T81" style:family="text">
      <style:text-properties fo:color="#4a4a4a" style:font-name="Nunito" officeooo:rsid="00cad6c8"/>
    </style:style>
    <style:style style:name="T82" style:family="text">
      <style:text-properties officeooo:rsid="00d213cb"/>
    </style:style>
    <style:style style:name="T83" style:family="text">
      <style:text-properties officeooo:rsid="00d276f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53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55"><text:s text:c="4"/><text:span text:style-name="T25">pages = []</text:span></text:p>
      <text:p text:style-name="P155"><text:s text:c="4"/><text:span text:style-name="T25">for i in range(1,nb+1):</text:span></text:p>
      <text:p text:style-name="P155"><text:s text:c="8"/><text:span text:style-name="T25">j = token + str(i)</text:span></text:p>
      <text:p text:style-name="P155"><text:s text:c="8"/><text:span text:style-name="T25">pages.append(j)</text:span></text:p>
      <text:p text:style-name="P156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44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45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57"># load the data into a Pandas DataFrame</text:p>
      <text:list xml:id="list4015284050" text:style-name="L1">
        <text:list-item>
          <text:p text:style-name="P172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73"># write the data to a sqlite table</text:p>
        </text:list-item>
        <text:list-item>
          <text:p text:style-name="P172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38"># saving the dataframe into the same directory by example</text:p>
      <text:p text:style-name="P146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46"/>
      <text:p text:style-name="P147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54"><text:span text:style-name="Source_20_Text"><text:span text:style-name="T47">driver.get(url)</text:span></text:span></text:p>
      <text:p text:style-name="P158"><text:span text:style-name="Source_20_Text"><text:span text:style-name="T20">item = driver.find_element_by_xpath('//*[contains(@id,"showMoreHistory")]/a')</text:span></text:span></text:p>
      <text:p text:style-name="P158"><text:span text:style-name="Source_20_Text"><text:span text:style-name="T20">driver.execute_script("arguments[0].click();", item)</text:span></text:span></text:p>
      <text:p text:style-name="P158"><text:span text:style-name="Source_20_Text"><text:span text:style-name="T20">time.sleep(2)</text:span></text:span></text:p>
      <text:p text:style-name="P158"><text:span text:style-name="Source_20_Text"><text:span text:style-name="T20">for table in driver.find_elements_by_xpath('//*[contains(@id,"eventHistoryTable")]//tr'):</text:span></text:span></text:p>
      <text:p text:style-name="P158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58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49"><text:span text:style-name="T13">t</text:span><text:span text:style-name="T16">est=Select(dropdown)</text:span></text:p>
      <text:p text:style-name="P70"/>
      <text:p text:style-name="P150"><text:span text:style-name="T16">v</text:span><text:span text:style-name="T13">oir en exemples</text:span></text:p>
      <text:p text:style-name="P139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48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</text:p>
      <text:p text:style-name="P73"/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78"><text:soft-page-break/></text:p>
      <text:p text:style-name="P78"/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40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41">isinstance is a built in function of python which is used to determine if an object is of a particular type or not.</text:p>
      <text:p text:style-name="P141">Ex :</text:p>
      <text:p text:style-name="P141">if isinstance(a,int) :</text:p>
      <text:p text:style-name="P141"><text:s text:c="5"/>print(‘a is an integer ‘)</text:p>
      <text:p text:style-name="P141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Zip function helps you iterate over two or more lists at the same time.</text:p>
      <text:p text:style-name="P84"/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<text:soft-page-break/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51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51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/>
      <text:p text:style-name="P106"/>
      <text:p text:style-name="P106"/>
      <text:p text:style-name="P106"/>
      <text:p text:style-name="P106"/>
      <text:p text:style-name="P106"/>
      <text:p text:style-name="P106"><text:soft-page-break/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69">to load by example 3000 rows per chunk.</text:span></text:p>
      <text:p text:style-name="P115"/>
      <text:p text:style-name="P107">df=pd.read_csv(‘fichier.csv’,<text:span text:style-name="T68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52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5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4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36"/>
      <text:p text:style-name="P136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37"/>
      <text:p text:style-name="P137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5">https://stackoverflow.com/</text:span></text:a></text:p>
      <text:p text:style-name="P110"/>
      <text:p text:style-name="P111">axis=0 for rows and axis=1 for columns <text:s/><text:span text:style-name="T66">to check des fois c’est pour afficher les valeurs horizontalement (</text:span>axis=0<text:span text:style-name="T66">) ou verticalement (</text:span>axis=<text:span text:style-name="T66">1) ex : pd.isnull(df).any(axis=0)</text:span></text:p>
      <text:p text:style-name="P112"/>
      <text:p text:style-name="P112"><text:soft-page-break/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7">],values=’price’,a</text:span><text:span text:style-name="T70">gg</text:span><text:span text:style-name="T67">func=’mean’]</text:span></text:p>
      <text:p text:style-name="P113"/>
      <text:p text:style-name="P130">pd.crosstab(index=df[‘Car’],columns=df[‘Color’],values=df[‘Price’],a<text:span text:style-name="T70">gg</text:span>func=’mean’)</text:p>
      <text:p text:style-name="P130"/>
      <text:p text:style-name="P131">crosstab function by default compute a frequecy of factors <text:span text:style-name="T74">and show it although we can change it by introducing another factor like precedent example </text:span><text:span text:style-name="T75">and in this case is similar to pivot_table</text:span><text:span text:style-name="T74">. A good link for explanation of this is :</text:span></text:p>
      <text:p text:style-name="P131"/>
      <text:p text:style-name="P131">https://towardsdatascience.com/my-top-5-pandas-data-manipulation-function-680e346809c7</text:p>
      <text:p text:style-name="P142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43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1">a</text:span>voir des messages qui s’affichent avec flask , <text:span text:style-name="T71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/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><text:soft-page-break/></text:p>
      <text:p text:style-name="P128">Requests.get(url) is the simple way to retrieve url from an api <text:span text:style-name="T73">json</text:span> by example.</text:p>
      <text:p text:style-name="P128"/>
      <text:p text:style-name="P129">For can use loads do request. json.loads(r<text:span text:style-name="T72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65">wordcloud is a technique to show which words are more frequent among the given text.</text:p>
      <text:p text:style-name="P134"/>
      <text:p text:style-name="P159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67">A very good example of <text:span text:style-name="T78">wordcloud </text:span>is this following tuto, <text:span text:style-name="T83">the best now for wordcloud</text:span> that use also pandas dataframe with <text:span text:style-name="T78">wordcloud :</text:span></text:p>
      <text:p text:style-name="P135"/>
      <text:p text:style-name="P170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70"/>
      <text:p text:style-name="P171"><text:span text:style-name="T81">pandas </text:span><text:span text:style-name="T80">worlcloud to file do :</text:span></text:p>
      <text:p text:style-name="P171"><text:span text:style-name="T80">worlcloud.to_file(« img.png »)</text:span></text:p>
      <text:p text:style-name="P160"/>
      <text:p text:style-name="P160"><text:span text:style-name="T76">pandas dataframes can be created in various ways like passing in a dictionary ,list of lists, reading from a flat-file such as csv</text:span></text:p>
      <text:p text:style-name="P161">example :</text:p>
      <text:p text:style-name="P161">#passing a dictionnary</text:p>
      <text:p text:style-name="P161">df=pd.Dataframe(<text:span text:style-name="T77">{</text:span>‘city’:[‘Toronto’,’Abidjan’,’Tanda’],</text:p>
      <text:p text:style-name="P161"><text:s text:c="30"/>‘temperature’:[3,24,32]<text:span text:style-name="T77">}</text:span>)</text:p>
      <text:p text:style-name="P162">#reading a csv file</text:p>
      <text:p text:style-name="P162">df=pd.read_csv(‘file.csv’)</text:p>
      <text:p text:style-name="P162"/>
      <text:p text:style-name="P162"># passing a list of lists</text:p>
      <text:p text:style-name="P162">data=[[‘Daloa’,45]],[‘Limoges’,87],[‘Geneve’,17]]</text:p>
      <text:p text:style-name="P162">df=pd.DataFrame(data,columns=[‘cities’,’humidity’])</text:p>
      <text:p text:style-name="P142"/>
      <text:p text:style-name="P163">df <text:span text:style-name="T79">write for use correct <text:s/>straightdraws in matplotlib :</text:span></text:p>
      <text:p text:style-name="P163">%<text:span text:style-name="T79">matplotlib inline</text:span></text:p>
      <text:p text:style-name="P163"/>
      <text:p text:style-name="P168">interpolation= « bilinear » in plt.imshow() permit to make the displayed image more smoothly.</text:p>
      <text:p text:style-name="P168"/>
      <text:p text:style-name="P168">‘’ <text:s/>‘’.<text:span text:style-name="T82">join(list) syntax which joins all elts in a list separating <text:s/>them by whitespace.</text:span></text:p>
      <text:p text:style-name="P163"/>
      <text:p text:style-name="P90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14T17:07:57.151894960</dc:date>
    <meta:editing-duration>P44DT7H16M56S</meta:editing-duration>
    <meta:editing-cycles>104</meta:editing-cycles>
    <meta:generator>LibreOffice/6.4.7.2$Linux_X86_64 LibreOffice_project/40$Build-2</meta:generator>
    <meta:document-statistic meta:table-count="0" meta:image-count="0" meta:object-count="0" meta:page-count="15" meta:paragraph-count="387" meta:word-count="2857" meta:character-count="21229" meta:non-whitespace-character-count="18404"/>
  </office:meta>
</office:document-meta>
</file>